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9-07-2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9-04-2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9-01-23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8-10-3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8-07-20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8-04-1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8-03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7-10-2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7-08-03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7-06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7-02-07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6-10-04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6-07-13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6-04-05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6-01-06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5-10-14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5-07-16 0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5-04-16 0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5-01-15 0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4-10-08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4-09-08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4-08-12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4-07-14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4-06-09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4-05-13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4-04-09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4-01-06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3-10-16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3-07-11 0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3-04-23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3-01-10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2-10-03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2-07-16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2-04-25 0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2-01-12 0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1-10-05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1-07-06 0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1-04-07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1-01-12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0-12-07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0-10-12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0-09-13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0-08-18 0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0-07-20 0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0-06-30 0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0-06-03 0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0-04-21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10-01-14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9-10-06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9-07-28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9-04-23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9-01-14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8-10-09 0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8-07-16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8-04-1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8-01-10 0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7-10-18 0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7-07-11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7-04-11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7-01-2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6-10-1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6-07-10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6-04-03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6-01-12 0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5-10-10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5-07-05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5-04-11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5-01-11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4-10-04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4-07-21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4-04-23 0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4-01-14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3-10-23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3-07-14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3-04-15 0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3-01-1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2-10-14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2-07-15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2-04-15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2-01-15 0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1-09-2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1-07-19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1-05-07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1-03-0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1-01-11 0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0-11-13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0-09-11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0-06-26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0-05-08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0-03-06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2000-01-11 0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9-10-27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9-09-14 0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9-08-10 0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9-07-13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9-06-08 0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9-05-10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9-04-05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9-03-1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9-02-09 0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9-01-11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8-12-08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8-06-1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15121343501</text:p>
          </table:table-cell>
          <table:table-cell office:value-type="string" calcext:value-type="string">
            <text:p>1993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56" meta:object-count="0"/>
    <meta:user-defined meta:name="AppVersion">3.0</meta:user-defined>
  </office:meta>
</office:document-meta>
</file>